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2" style:family="paragraph" style:parent-style-name="Standard" style:master-page-name="Standard">
      <style:paragraph-properties fo:margin-top="0cm" fo:margin-bottom="0cm" loext:contextual-spacing="false" fo:text-align="justify" style:justify-single-word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alka z własną siostrą i wygnanie jej na Księżyc musiały być dla Celestii strasznym przeżyciem. Jak dobrze wiemy z serialu, musiała czekać całe tysiąc lat, zanim się ponownie spotkały – i to dopiero po uwolnieniu Luny spod wpływu zła przez Twilight i jej przyjaciółki. Equestria jednak okazała się niezbyt przygotowana na jej powrót, co miało kilka razy prowokować problemy… a co gdyby się stało, gdyby księżniczka słońca poświęciła całe tysiąclecie właśnie na to, by przygotować swój kraj na powrót Luny?</text:p>
      <text:p text:style-name="P1"/>
      <text:p text:style-name="P1">Jedna, niewielka zmiana wprowadzona odpowiednio wcześnie może mieć ogromne konsekwencje. Law abiding pony, w swoim opowiadaniu „Shadowrunner: Equestria”, wprowadził ją w pewnym wyjątkowo ważnym dla historii Equestrii momencie – gdy Celestia po starciu ze swoją siostrą rozważa dalsze opcje. Wybiera wyjście, które wydaje się jej logiczne – stworzenie kraju, który przywitałby Lunę z otwartymi kopytami. </text:p>
      <text:p text:style-name="P1"/>
      <text:p text:style-name="P1">Tysiąc lat później Equestria jest kompletnie innym krajem. Zainicjowany przez księżniczkę słońca gwałtowny rozwój technologiczny i gospodarczy zaowocował bardzo zaawansowaną technologicznie cywilizacją, zmagającą się przy tym ze sporą dawką problemów. Noc jest wypełniona życiem na równi z dniem, autonomiczne roboty są w stanie służyć swoim kuczym panom, a wszystkie inteligentne istoty mogą w każdej chwili korzystać z dobrodziejstw sieci. Skupienie na technologii odbyło się jednak kosztem spokoju, tradycji i wartości, o które oparto Elementy Harmonii, przez co ta cyberpunkowa, nowoczesna Equestria jest o wiele niebezpieczniejsza od tej znanej z serialu. Samo opowiadanie mocno nawiązuje do systemu RPG „Shadowrun” (na podstawie którego stworzono też kilka gier – polecam, szczególnie „Dragonfalla”).</text:p>
      <text:p text:style-name="P1"/>
      <text:p text:style-name="P1">Samo opowiadanie zaczyna się od razu mocnym uderzeniem. Śledzimy losy Rainbow Dash i Fluttershy – shadowrunnerek, kryminalistek, specjalistów od brudnej roboty w tym dziwnym świecie – gdy te dostają zadanie wyeliminowania pewnego gangstera. W tle kucyki śpieszą się do pracy, w wiadomościach leci informacja o sytuacji w kraju, m.in. o złapaniu na gorącym uczynku szpiegującej na rzecz gryfów uczennicy księżniczki Celestii… a potem wszystko się zaczyna komplikować, i to bardzo szybko, szczególnie gdy nasze główne bohaterki, chcąc nie chcąc, zostają wplątane w intrygę sięgającą szczytów władzy. Może brzmi to dość typowo, ale jak na razie, całość rozwija się ciekawie. Zaoferowane nam sześć rozdziałów na pewno nastraja pozytywnie w kwestii czekania na dalszy rozwój wydarzeń.</text:p>
      <text:p text:style-name="P1"/>
      <text:p text:style-name="P1">W przeciwieństwie do omawianych w tym numerze opowiadań z serii „Aftersound”, informacje na temat świata nie są zwalane na czytelnika z wagą i finezją stosu cegieł – są tu dawkowane ostrożnie, kropelka po kropelce, i przekazywane poprzez opisy świata dookoła, dialogi i przemyślenia naszych postaci. Jest to bardzo dobre rozwiązanie, przykuwające uwagę, wymuszające myślenie przy czytaniu i równocześnie wywołujące ciekawość. Przy każdej kolejnej wiadomości o świecie chcemy czytać dalej, by otrzymać jej uzupełnienie lub dopowiedzenie – testrale, roboty, żywiołaki, spiski, natura Nightmare Moon… szczególnie fascynuje mnie ta pierwsza kwestia – jak w świecie, w którym Celestia starała się stworzyć optymalne warunki dla powitania z powrotem Luny, wygląda status kucoperzy i testrali (które, dodajmy, nie są tym samym gatunkiem)?. Ot, autor pokazuje, zamiast zarzucać czytelnika, przez co „Shadowrunner: Equestria” po prostu się świetnie czyta.</text:p>
      <text:p text:style-name="P1"/>
      <text:p text:style-name="P1">Występujące postacie to miks mocno zmienionych kucy z seriali oraz nowych, stworzonych na potrzeby opowiadania. Autor nie ograniczył się po prostu do wrzucenia znanych nam <text:soft-page-break/>pyszczków do tego cyberpunkowego świata – każdy z nich jest odpowiednio przystosowany i zmieniony, czasem w dość radykalny sposób. Najbardziej jest to widoczne u Rainbow Dash, która po swoim oryginale odziedziczyła przede wszystkim charakter, fascynację Wonderbolts… i niewiele więcej, bo jej historia się drastycznie różni od tej z serialu. Z kolei Fluttershy, zamiast zajmować się zwierzątkami, woli spędzać czas z dronami, m.in. z mechanicznym królikiem lub parasprite’ami, służącymi w trakcie akcji za kamerki. Z kolei Twilight Sparkle… nie będę spoilerował, ale autor odmienił ją w bardzo interesujący sposób. Warto przy tym zaznaczyć, że ze względu na nawiązania do „Shadowruna”, każdej z głównych postaci idzie przypisać klasę postaci żywcem wyjętą z podręczników do tej gry. W opowiadaniu występują też kuce wymyślone na jego potrzeby, ale ze względu na to, że spora część z nich jest dość… zaskakująca, ograniczę się tylko do stwierdzenia, że są dobrze napisane i całkiem obiecujące.</text:p>
      <text:p text:style-name="P1"/>
      <text:p text:style-name="P1">Pewien problem może sprawiać język. Postacie, wywodzące się ze środowiska – bądź co bądź – przestępczego posługują się slangiem, który nie zawsze jest zrozumiały na pierwszy rzut oka. Jest on mocno powiązany z tym używanym w serii „Shadowrun”, więc osoby z tym zaznajomione będą się miały o wiele łatwiej. Poza tą kwestią, która dotyczy przyjętej konwencji, a nie jakości gramatyki i ortografii, nie mam żadnych uwag – wszystko jest opisane schludnie i soczyście. Jest to szczególnie ważne, biorąc pod uwagę natężenie akcji – pojawia się kilka scen walki, w których konieczne jest dobre zrozumienie tego, co się wyprawia z naszą Rainbow Dash.</text:p>
      <text:p text:style-name="P1"/>
      <text:p text:style-name="P1">Ze wszystkich trzech opowiadań cyberpunkowych omawianych w tym numerze „Shadowrunner: Equestria” wypada zdecydowanie najlepiej, i to nie tylko ze względu na powiązania z bardzo lubianą przeze mnie serią gier. Autor stworzył fascynujący świat, który opisuje bardzo umiejętnie, nieustannie przykuwając uwagę czytelnika. Potrafi zaskoczyć – szczególnie w momentach, gdy czytelnik spodziewa się kliszy lub czegoś mocniej nawiązującego do sytuacji z serialu, tylko po to, by otrzymać coś kompletnie innego (wystarczy spojrzeć na rolę Pinkie!). Na razie jest to zaledwie sześć rozdziałów, trochę ponad 46 tysięcy słów, ale z niecierpliwością czekam na dalszy rozwój.</text:p>
      <text:p text:style-name="P1"/>
      <text:p text:style-name="P1">W ten świat z chromu i metalu, w którym każdy prezentowany czytelnikowi szczegół obiecuje ciekawe rozwinięcie, po prostu chce się wejść. Gdyby jeszcze autor pisał nieco szybciej – byłoby idealnie.</text:p>
      <text:p text:style-name="P1"/>
      <text:p text:style-name="P1"><text:a xlink:type="simple" xlink:href="https://www.fimfiction.net/story/411963/shadowrunner-equestria" text:style-name="Internet_20_link" text:visited-style-name="Visited_20_Internet_20_Link"><text:span text:style-name="T1">https://www.fimfiction.net/story/411963/shadowrunner-equestria</text:span></text:a></text:p>
      <text:p text:style-name="P1"/>
      <text:p text:style-name="P1"><text:a xlink:type="simple" xlink:href="https://derpibooru.org/17503?q=cyberpunk%2C+rainbow+dash" text:style-name="Internet_20_link" text:visited-style-name="Visited_20_Internet_20_Link"><text:span text:style-name="T1">https://derpibooru.org/17503?q=cyberpunk%2C+rainbow+dash</text:span></text:a> – na górę, o ile dałoby się dopasować </text:p>
      <text:p text:style-name="P1"><text:a xlink:type="simple" xlink:href="https://derpicdn.net/img/2018/9/15/1833315/large.jpeg" text:style-name="Internet_20_link" text:visited-style-name="Visited_20_Internet_20_Link"><text:span text:style-name="T1">https://derpicdn.net/img/2018/9/15/1833315/large.jpeg</text:span></text:a> </text:p>
      <text:p text:style-name="P1"><text:a xlink:type="simple" xlink:href="https://derpibooru.org/1646141?q=cyberpunk%2C+rainbow+dash" text:style-name="Internet_20_link" text:visited-style-name="Visited_20_Internet_20_Link"><text:span text:style-name="T1">https://derpibooru.org/1646141?q=cyberpunk%2C+rainbow+dash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cm" fo:margin-bottom="0cm" loext:contextual-spacing="tru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8-09-29T15:49:34.569000000</dc:date>
    <meta:editing-duration>P3DT2H21M22S</meta:editing-duration>
    <meta:editing-cycles>1</meta:editing-cycles>
    <meta:document-statistic meta:table-count="0" meta:image-count="0" meta:object-count="0" meta:page-count="2" meta:paragraph-count="13" meta:word-count="883" meta:character-count="6370" meta:non-whitespace-character-count="5480"/>
  </office:meta>
</office:document-meta>
</file>